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Pictures/100002010000000D0000001676A5086E7F026F4A.png" manifest:media-type="image/png"/>
  <manifest:file-entry manifest:full-path="style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Thumbnails/thumbnail.png" manifest:media-type="image/png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thJax_Math" svg:font-family="MathJax_Math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02cm" fo:min-width="1.278cm"/>
      <style:paragraph-properties style:writing-mode="lr-tb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.782cm" fo:min-width="1.251cm"/>
      <style:paragraph-properties style:writing-mode="lr-tb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.782cm" fo:min-width="1.127cm"/>
      <style:paragraph-properties style:writing-mode="lr-tb"/>
    </style:style>
    <style:style style:name="gr4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03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4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  <style:paragraph-properties style:writing-mode="lr-tb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1.782cm" fo:min-width="1.151cm"/>
      <style:paragraph-properties style:writing-mode="lr-tb"/>
    </style:style>
    <style:style style:name="gr9" style:family="graphic" style:parent-style-name="standard">
      <style:graphic-properties svg:stroke-color="#2a6099" draw:fill-color="#ffffff" draw:textarea-horizontal-align="justify" draw:textarea-vertical-align="middle" draw:auto-grow-height="false" fo:min-height="1.008cm" fo:min-width="0.758cm"/>
    </style:style>
    <style:style style:name="gr10" style:family="graphic" style:parent-style-name="objectwithoutfill">
      <style:graphic-properties svg:stroke-color="#000000" draw:fill="solid" draw:textarea-vertical-align="middle"/>
    </style:style>
    <style:style style:name="gr11" style:family="graphic" style:parent-style-name="standard">
      <style:graphic-properties svg:stroke-color="#000000" draw:marker-start="Circle" draw:marker-start-width="0.3cm" draw:marker-end="Arrow" draw:marker-end-width="0.3cm" draw:textarea-vertical-align="middle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1.909cm" fo:min-width="1.698cm"/>
      <style:paragraph-properties style:writing-mode="lr-tb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1.909cm" fo:min-width="1.374cm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11cm" fo:min-width="0cm"/>
    </style:style>
    <style:style style:name="gr16" style:family="graphic" style:parent-style-name="standard">
      <style:graphic-properties svg:stroke-color="#2a6099" draw:fill-color="#ffffff" draw:textarea-horizontal-align="justify" draw:textarea-vertical-align="middle" draw:auto-grow-height="false" fo:min-height="0.559cm" fo:min-width="0.30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8" style:family="graphic" style:parent-style-name="standard">
      <style:graphic-properties draw:fill="none" draw:textarea-horizontal-align="justify" draw:textarea-vertical-align="middle" draw:auto-grow-height="false" fo:min-height="1.782cm" fo:min-width="1.62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  <style:paragraph-properties style:writing-mode="lr-tb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ctwithoutfill">
      <style:graphic-properties svg:stroke-color="#000000" draw:marker-start="Arrow" draw:marker-start-width="0.3cm" draw:marker-end="Arrow" draw:marker-end-width="0.3cm" draw:fill="solid" draw:textarea-vertical-align="middle"/>
    </style:style>
    <style:style style:name="gr22" style:family="graphic" style:parent-style-name="Object_20_with_20_no_20_fill_20_and_20_no_20_line">
      <style:graphic-properties draw:textarea-horizontal-align="center" draw:textarea-vertical-align="middle" draw:ole-draw-aspect="1" style:protect="size"/>
      <style:paragraph-properties style:writing-mode="lr-tb"/>
    </style:style>
    <style:style style:name="P1" style:family="paragraph">
      <style:paragraph-properties fo:text-align="center"/>
      <style:text-properties fo:font-size="8pt" style:font-size-asian="8pt" style:font-size-complex="8pt"/>
    </style:style>
    <style:style style:name="P2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text-properties fo:font-size="8pt"/>
    </style:style>
    <style:style style:name="P5" style:family="paragraph">
      <loext:graphic-properties draw:fill="none" draw:fill-color="#ffffff"/>
      <style:text-properties fo:font-size="8pt" style:font-size-asian="12pt" style:font-size-complex="12pt"/>
    </style:style>
    <style:style style:name="P6" style:family="paragraph">
      <style:text-properties fo:font-size="8pt" style:font-size-asian="8pt" style:font-size-complex="8pt"/>
    </style:style>
    <style:style style:name="P7" style:family="paragraph">
      <loext:graphic-properties draw:fill="none" draw:fill-color="#ffffff"/>
      <style:text-properties fo:font-size="8pt" style:font-size-asian="8pt" style:font-size-complex="8pt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text-position="-33% 58%" fo:font-size="8pt" style:font-size-asian="8pt" style:font-size-complex="8pt"/>
    </style:style>
    <style:style style:name="T3" style:family="text">
      <style:text-properties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778cm" svg:height="1.27cm" svg:x="7.115cm" svg:y="4.275cm">
          <text:p text:style-name="P1"><text:span text:style-name="T1">I</text:span><text:span text:style-name="T2">d</text:span></text:p>
          <text:p text:style-name="P1"><text:span text:style-name="T1">PI Regulat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27cm" svg:x="7.115cm" svg:y="5.826cm">
          <text:p text:style-name="P1"><text:span text:style-name="T1">I</text:span><text:span text:style-name="T2">q</text:span><text:span text:style-name="T1"> </text:span></text:p>
          <text:p text:style-name="P1"><text:span text:style-name="T1">PI Regulato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51cm" svg:height="2.032cm" svg:x="10.906cm" svg:y="4.81cm">
          <text:p text:style-name="P1"><text:span text:style-name="T1">Inverse</text:span></text:p>
          <text:p text:style-name="P1"><text:span text:style-name="T1">Park</text:span></text:p>
          <text:p text:style-name="P1"><text:span text:style-name="T1">Transfor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27cm" svg:height="2.032cm" svg:x="18.826cm" svg:y="4.81cm">
          <text:p text:style-name="P1"><text:span text:style-name="T1">SVMPWM</text:span></text:p>
          <text:p text:style-name="P1"><text:span text:style-name="T1">Generator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20.585cm" svg:y1="5.043cm" svg:x2="22.336cm" svg:y2="5.064cm">
          <text:p/>
        </draw:line>
        <draw:frame draw:style-name="gr5" draw:text-style-name="P5" draw:layer="layout" svg:width="0.788cm" svg:height="0.569cm" svg:x="20.585cm" svg:y="4.556cm">
          <draw:text-box>
            <text:p text:style-name="P4"><text:span text:style-name="T3">U</text:span></text:p>
          </draw:text-box>
        </draw:frame>
        <draw:line draw:style-name="gr4" draw:text-style-name="P3" draw:layer="layout" svg:x1="20.585cm" svg:y1="5.669cm" svg:x2="22.336cm" svg:y2="5.699cm">
          <text:p/>
        </draw:line>
        <draw:frame draw:style-name="gr6" draw:text-style-name="P7" draw:layer="layout" svg:width="0.788cm" svg:height="0.569cm" svg:x="20.585cm" svg:y="5.125cm">
          <draw:text-box>
            <text:p text:style-name="P6"><text:span text:style-name="T1">V</text:span></text:p>
          </draw:text-box>
        </draw:frame>
        <draw:line draw:style-name="gr4" draw:text-style-name="P3" draw:layer="layout" svg:x1="20.585cm" svg:y1="6.295cm" svg:x2="22.336cm" svg:y2="6.334cm">
          <text:p/>
        </draw:line>
        <draw:frame draw:style-name="gr7" draw:text-style-name="P7" draw:layer="layout" svg:width="0.788cm" svg:height="0.635cm" svg:x="20.586cm" svg:y="5.76cm">
          <draw:text-box>
            <text:p text:style-name="P6"><text:span text:style-name="T1">W</text:span></text:p>
          </draw:text-box>
        </draw:frame>
        <draw:custom-shape draw:style-name="gr8" draw:text-style-name="P2" draw:layer="layout" svg:width="1.651cm" svg:height="2.032cm" svg:x="22.336cm" svg:y="4.81cm">
          <text:p text:style-name="P1"><text:span text:style-name="T1">M</text:span><text:span text:style-name="T1">O</text:span><text:span text:style-name="T1">S</text:span><text:span text:style-name="T1">F</text:span><text:span text:style-name="T1">E</text:span><text:span text:style-name="T1">T</text:span></text:p>
          <text:p text:style-name="P1"><text:span text:style-name="T1">H</text:span><text:span text:style-name="T1">al</text:span><text:span text:style-name="T1">f</text:span></text:p>
          <text:p text:style-name="P1"><text:span text:style-name="T1">B</text:span><text:span text:style-name="T1">ri</text:span><text:span text:style-name="T1">d</text:span><text:span text:style-name="T1">g</text:span><text:span text:style-name="T1">e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778cm" svg:height="1.778cm" svg:x="22.336cm" svg:y="11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22.717cm" svg:y1="6.969cm" svg:x2="22.717cm" svg:y2="11.795cm">
          <text:p/>
        </draw:line>
        <draw:line draw:style-name="gr10" draw:text-style-name="P3" draw:layer="layout" svg:x1="23.225cm" svg:y1="11.668cm" svg:x2="23.225cm" svg:y2="6.969cm">
          <text:p/>
        </draw:line>
        <draw:line draw:style-name="gr10" draw:text-style-name="P3" draw:layer="layout" svg:x1="23.733cm" svg:y1="11.795cm" svg:x2="23.733cm" svg:y2="6.969cm">
          <text:p/>
        </draw:line>
        <draw:line draw:style-name="gr11" draw:text-style-name="P9" draw:layer="layout" svg:x1="22.845cm" svg:y1="9.582cm" svg:x2="16.875cm" svg:y2="9.582cm">
          <text:p/>
        </draw:line>
        <draw:line draw:style-name="gr11" draw:text-style-name="P9" draw:layer="layout" svg:x1="23.352cm" svg:y1="10.242cm" svg:x2="16.877cm" svg:y2="10.242cm">
          <text:p/>
        </draw:line>
        <draw:custom-shape draw:style-name="gr12" draw:text-style-name="P2" draw:layer="layout" svg:width="2.198cm" svg:height="2.159cm" svg:x="14.455cm" svg:y="9.21cm">
          <text:p text:style-name="P1"><text:span text:style-name="T1">C</text:span><text:span text:style-name="T1">l</text:span><text:span text:style-name="T1">a</text:span><text:span text:style-name="T1">r</text:span><text:span text:style-name="T1">k</text:span><text:span text:style-name="T1">e</text:span></text:p>
          <text:p text:style-name="P1"><text:span text:style-name="T1">T</text:span><text:span text:style-name="T1">r</text:span><text:span text:style-name="T1">a</text:span><text:span text:style-name="T1">n</text:span><text:span text:style-name="T1">s</text:span><text:span text:style-name="T1">f</text:span><text:span text:style-name="T1">o</text:span><text:span text:style-name="T1">r</text:span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5" draw:id="id5" draw:layer="layout" svg:width="1.874cm" svg:height="2.159cm" svg:x="10.779cm" svg:y="9.21cm">
          <text:p text:style-name="P1"><text:span text:style-name="T1">Park</text:span></text:p>
          <text:p text:style-name="P1"><text:span text:style-name="T1">Transform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4.462cm" svg:y1="10.017cm" svg:x2="12.648cm" svg:y2="10.017cm">
          <text:p/>
        </draw:line>
        <draw:frame draw:style-name="gr14" draw:text-style-name="P9" draw:layer="layout" svg:width="0.501cm" svg:height="0.474cm" svg:x="13.456cm" svg:y="9.50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style-name="gr4" draw:text-style-name="P3" draw:layer="layout" svg:x1="14.462cm" svg:y1="10.779cm" svg:x2="12.649cm" svg:y2="10.792cm">
          <text:p/>
        </draw:line>
        <draw:frame draw:style-name="gr14" draw:text-style-name="P9" draw:layer="layout" svg:width="0.462cm" svg:height="0.525cm" svg:x="13.457cm" svg:y="10.2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4" draw:text-style-name="P9" draw:layer="layout" svg:width="0.463cm" svg:height="0.53cm" svg:x="17.719cm" svg:y="9.00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4" draw:text-style-name="P9" draw:layer="layout" svg:width="0.466cm" svg:height="0.53cm" svg:x="17.72cm" svg:y="9.70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4" draw:text-style-name="P9" draw:layer="layout" svg:width="2.092cm" svg:height="0.53cm" svg:x="17.744cm" svg:y="10.42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ustom-shape draw:style-name="gr15" draw:text-style-name="P8" draw:layer="layout" svg:width="0.508cm" svg:height="0.508cm" svg:x="4.402cm" svg:y="4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508cm" svg:height="0.508cm" svg:x="5.699cm" svg:y="6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6.675cm" svg:y1="5.445cm" svg:x2="18.766cm" svg:y2="5.445cm">
          <text:p/>
        </draw:line>
        <draw:frame draw:style-name="gr14" draw:text-style-name="P9" draw:layer="layout" svg:width="0.696cm" svg:height="0.474cm" svg:x="17.332cm" svg:y="4.93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4" draw:text-style-name="P3" draw:layer="layout" svg:x1="16.675cm" svg:y1="6.207cm" svg:x2="18.767cm" svg:y2="6.22cm">
          <text:p/>
        </draw:line>
        <draw:frame draw:style-name="gr14" draw:text-style-name="P9" draw:layer="layout" svg:width="0.657cm" svg:height="0.525cm" svg:x="17.333cm" svg:y="5.71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4" draw:text-style-name="P9" draw:layer="layout" svg:width="2.006cm" svg:height="0.488cm" svg:x="14.544cm" svg:y="10.79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4" draw:text-style-name="P9" draw:layer="layout" svg:width="1.674cm" svg:height="0.488cm" svg:x="10.915cm" svg:y="10.79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line draw:style-name="gr10" draw:text-style-name="P3" draw:layer="layout" svg:x1="10.779cm" svg:y1="9.913cm" svg:x2="5.953cm" svg:y2="9.913cm">
          <text:p/>
        </draw:line>
        <draw:line draw:style-name="gr4" draw:text-style-name="P3" draw:layer="layout" svg:x1="5.953cm" svg:y1="9.89cm" svg:x2="5.953cm" svg:y2="6.715cm">
          <text:p/>
        </draw:line>
        <draw:line draw:style-name="gr10" draw:text-style-name="P3" draw:layer="layout" svg:x1="10.779cm" svg:y1="10.772cm" svg:x2="4.683cm" svg:y2="10.772cm">
          <text:p/>
        </draw:line>
        <draw:line draw:style-name="gr4" draw:text-style-name="P3" draw:layer="layout" svg:x1="4.683cm" svg:y1="10.779cm" svg:x2="4.638cm" svg:y2="5.064cm">
          <text:p/>
        </draw:line>
        <draw:custom-shape draw:style-name="gr16" draw:text-style-name="P8" draw:layer="layout" svg:width="1.143cm" svg:height="1.143cm" svg:x="20.812cm" svg:y="12.3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21.447cm" svg:y1="12.976cm" svg:x2="23.352cm" svg:y2="12.595cm">
          <text:p/>
        </draw:line>
        <draw:frame draw:style-name="gr17" draw:text-style-name="P7" draw:layer="layout" svg:width="1.226cm" svg:height="0.569cm" svg:x="22.634cm" svg:y="12.915cm">
          <draw:text-box>
            <text:p><text:span text:style-name="T1">Motor</text:span></text:p>
          </draw:text-box>
        </draw:frame>
        <draw:frame draw:style-name="gr17" draw:text-style-name="P7" draw:layer="layout" svg:width="0.993cm" svg:height="0.569cm" svg:x="20.934cm" svg:y="12.916cm">
          <draw:text-box>
            <text:p><text:span text:style-name="T1">Enc</text:span></text:p>
          </draw:text-box>
        </draw:frame>
        <draw:custom-shape draw:style-name="gr18" draw:text-style-name="P2" draw:layer="layout" svg:width="2.121cm" svg:height="2.032cm" svg:x="14.5cm" svg:y="4.81cm">
          <text:p text:style-name="P1"><text:span text:style-name="T1">Advance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1.674cm" svg:height="0.488cm" svg:x="10.883cm" svg:y="6.35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line draw:style-name="gr4" draw:text-style-name="P3" draw:layer="layout" svg:x1="12.683cm" svg:y1="5.478cm" svg:x2="14.366cm" svg:y2="5.478cm">
          <text:p/>
        </draw:line>
        <draw:frame draw:style-name="gr14" draw:text-style-name="P9" draw:layer="layout" svg:width="0.696cm" svg:height="0.474cm" svg:x="13.132cm" svg:y="5.00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line draw:style-name="gr4" draw:text-style-name="P3" draw:layer="layout" svg:x1="12.683cm" svg:y1="6.29cm" svg:x2="14.369cm" svg:y2="6.29cm">
          <text:p/>
        </draw:line>
        <draw:frame draw:style-name="gr14" draw:text-style-name="P9" draw:layer="layout" svg:width="0.657cm" svg:height="0.525cm" svg:x="13.133cm" svg:y="5.77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line draw:style-name="gr4" draw:text-style-name="P3" draw:layer="layout" svg:x1="8.982cm" svg:y1="5.4cm" svg:x2="10.906cm" svg:y2="5.4cm">
          <text:p/>
        </draw:line>
        <draw:frame draw:style-name="gr14" draw:text-style-name="P9" draw:layer="layout" svg:width="0.674cm" svg:height="0.53cm" svg:x="9.432cm" svg:y="4.872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line draw:style-name="gr4" draw:text-style-name="P3" draw:layer="layout" svg:x1="8.983cm" svg:y1="6.159cm" svg:x2="10.906cm" svg:y2="6.18cm">
          <text:p/>
        </draw:line>
        <draw:frame draw:style-name="gr14" draw:text-style-name="P9" draw:layer="layout" svg:width="0.662cm" svg:height="0.53cm" svg:x="9.433cm" svg:y="5.647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line draw:style-name="gr4" draw:text-style-name="P3" draw:layer="layout" svg:x1="6.207cm" svg:y1="6.461cm" svg:x2="7.096cm" svg:y2="6.461cm">
          <text:p/>
        </draw:line>
        <draw:line draw:style-name="gr4" draw:text-style-name="P3" draw:layer="layout" svg:x1="4.937cm" svg:y1="4.81cm" svg:x2="6.969cm" svg:y2="4.81cm">
          <text:p/>
        </draw:line>
        <draw:line draw:style-name="gr4" draw:text-style-name="P3" draw:layer="layout" svg:x1="2.016cm" svg:y1="4.81cm" svg:x2="4.429cm" svg:y2="4.81cm">
          <text:p/>
        </draw:line>
        <draw:line draw:style-name="gr4" draw:text-style-name="P3" draw:layer="layout" svg:x1="2.016cm" svg:y1="6.461cm" svg:x2="5.699cm" svg:y2="6.461cm">
          <text:p/>
        </draw:line>
        <draw:frame draw:style-name="gr19" draw:text-style-name="P7" draw:layer="layout" svg:width="0.341cm" svg:height="0.569cm" svg:x="5.572cm" svg:y="6.654cm">
          <draw:text-box>
            <text:p><text:span text:style-name="T1">-</text:span></text:p>
          </draw:text-box>
        </draw:frame>
        <draw:frame draw:style-name="gr19" draw:text-style-name="P7" draw:layer="layout" svg:width="0.341cm" svg:height="0.569cm" svg:x="4.215cm" svg:y="5.003cm">
          <draw:text-box>
            <text:p><text:span text:style-name="T1">-</text:span></text:p>
          </draw:text-box>
        </draw:frame>
        <draw:frame draw:style-name="gr19" draw:text-style-name="P7" draw:layer="layout" svg:width="0.341cm" svg:height="0.569cm" svg:x="3.961cm" svg:y="4.241cm">
          <draw:text-box>
            <text:p><text:span text:style-name="T1">+</text:span></text:p>
          </draw:text-box>
        </draw:frame>
        <draw:frame draw:style-name="gr20" draw:text-style-name="P9" draw:layer="layout" svg:width="0.343cm" svg:height="0.581cm" svg:x="11.404cm" svg:y="10.161cm">
          <draw:image xlink:href="Pictures/100002010000000D0000001676A5086E7F026F4A.png" xlink:type="simple" xlink:show="embed" xlink:actuate="onLoad" loext:mime-type="image/png">
            <text:p/>
          </draw:image>
        </draw:frame>
        <draw:frame draw:style-name="gr14" draw:text-style-name="P9" draw:layer="layout" svg:width="0.479cm" svg:height="0.53cm" svg:x="7.957cm" svg:y="9.409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4" draw:text-style-name="P9" draw:layer="layout" svg:width="0.467cm" svg:height="0.53cm" svg:x="7.958cm" svg:y="10.209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custom-shape draw:style-name="gr13" draw:text-style-name="P2" xml:id="id1" draw:id="id1" draw:layer="layout" svg:width="1.874cm" svg:height="2.159cm" svg:x="10.779cm" svg:y="11.91cm">
          <text:p text:style-name="P1"><text:span text:style-name="T1">Rotor</text:span></text:p>
          <text:p text:style-name="P1"><text:span text:style-name="T1">Angle</text:span></text:p>
          <text:p text:style-name="P1"><text:span text:style-name="T1">Capture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20.685cm" svg:y1="12.938cm" svg:x2="12.811cm" svg:y2="12.938cm">
          <text:p/>
        </draw:line>
        <draw:connector draw:style-name="gr10" draw:text-style-name="P3" xml:id="id2" draw:id="id2" draw:layer="layout" draw:type="line" svg:x1="10.779cm" svg:y1="12.989cm" svg:x2="9.443cm" svg:y2="13.014cm" draw:start-shape="id1" draw:start-glue-point="3" svg:d="M10779 12989l-1336 25" svg:viewBox="0 0 1337 26">
          <text:p/>
        </draw:connector>
        <draw:connector draw:style-name="gr10" draw:text-style-name="P3" draw:layer="layout" draw:type="line" svg:x1="9.443cm" svg:y1="13.014cm" svg:x2="9.459cm" svg:y2="8.037cm" draw:start-shape="id2" draw:start-glue-point="3" draw:end-shape="id3" draw:end-glue-point="2" svg:d="M9443 13014l16-4977" svg:viewBox="0 0 17 4978">
          <text:p/>
        </draw:connector>
        <draw:connector draw:style-name="gr10" draw:text-style-name="P3" xml:id="id3" draw:id="id3" draw:layer="layout" draw:type="line" svg:x1="9.459cm" svg:y1="8.037cm" svg:x2="11.711cm" svg:y2="8.02cm" draw:end-shape="id4" draw:end-glue-point="0" svg:d="M9459 8037l2252-17" svg:viewBox="0 0 2253 18">
          <text:p/>
        </draw:connector>
        <draw:frame draw:style-name="gr14" draw:text-style-name="P9" draw:layer="layout" svg:width="0.428cm" svg:height="0.331cm" svg:x="9.757cm" svg:y="12.485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connector draw:style-name="gr21" draw:text-style-name="P3" xml:id="id4" draw:id="id4" draw:layer="layout" draw:type="line" svg:x1="11.716cm" svg:y1="9.21cm" svg:x2="11.707cm" svg:y2="6.83cm" draw:start-shape="id5" svg:d="M11716 9210l-9-2380" svg:viewBox="0 0 10 2381">
          <text:p/>
        </draw:connector>
        <draw:frame draw:style-name="gr22" draw:text-style-name="P9" draw:layer="layout" svg:width="1.885cm" svg:height="0.53cm" svg:x="1.909cm" svg:y="4.18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7" draw:text-style-name="P7" draw:layer="layout" svg:width="0.659cm" svg:height="0.569cm" svg:x="3.325cm" svg:y="5.998cm">
          <draw:text-box>
            <text:p><text:span text:style-name="T1">0</text:span></text:p>
          </draw:text-box>
        </draw:frame>
        <draw:frame draw:style-name="gr19" draw:text-style-name="P7" draw:layer="layout" svg:width="0.341cm" svg:height="0.569cm" svg:x="5.262cm" svg:y="5.942cm">
          <draw:text-box>
            <text:p><text:span text:style-name="T1">+</text:span></text:p>
          </draw:text-box>
        </draw:frame>
        <draw:line draw:style-name="gr4" draw:text-style-name="P3" draw:layer="layout" svg:x1="19.796cm" svg:y1="10.933cm" svg:x2="16.875cm" svg:y2="10.93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thJax_Math" svg:font-family="MathJax_Math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2T16:20:17.424676497</meta:creation-date>
    <dc:date>2020-05-12T21:21:17.956781173</dc:date>
    <meta:editing-duration>PT52M18S</meta:editing-duration>
    <meta:editing-cycles>10</meta:editing-cycles>
    <meta:generator>LibreOffice/6.4.2.2$Linux_X86_64 LibreOffice_project/40$Build-2</meta:generator>
    <meta:document-statistic meta:object-count="73"/>
  </office:meta>
</office:document-meta>
</file>

<file path=Object 1/content.xml><?xml version="1.0" encoding="utf-8"?>
<math xmlns="http://www.w3.org/1998/Math/MathML" display="block">
  <semantics>
    <msub>
      <mi>i</mi>
      <mi>β</mi>
    </msub>
    <annotation encoding="StarMath 5.0">i_%beta</annotation>
  </semantics>
</math>
</file>

<file path=Object 10/content.xml><?xml version="1.0" encoding="utf-8"?>
<math xmlns="http://www.w3.org/1998/Math/MathML" display="block">
  <semantics>
    <mrow>
      <mi>d</mi>
      <mi>q</mi>
      <mo stretchy="false">→</mo>
      <mi>α</mi>
      <mi>β</mi>
    </mrow>
    <annotation encoding="StarMath 5.0">d q -&gt; %alpha %beta</annotation>
  </semantics>
</math>
</file>

<file path=Object 11/content.xml><?xml version="1.0" encoding="utf-8"?>
<math xmlns="http://www.w3.org/1998/Math/MathML" display="block">
  <semantics>
    <msub>
      <mi>V</mi>
      <mi>α</mi>
    </msub>
    <annotation encoding="StarMath 5.0">V_%alpha</annotation>
  </semantics>
</math>
</file>

<file path=Object 12/content.xml><?xml version="1.0" encoding="utf-8"?>
<math xmlns="http://www.w3.org/1998/Math/MathML" display="block">
  <semantics>
    <msub>
      <mi>V</mi>
      <mi>β</mi>
    </msub>
    <annotation encoding="StarMath 5.0">V_%beta</annotation>
  </semantics>
</math>
</file>

<file path=Object 13/content.xml><?xml version="1.0" encoding="utf-8"?>
<math xmlns="http://www.w3.org/1998/Math/MathML" display="block">
  <semantics>
    <msub>
      <mi>V</mi>
      <mi>d</mi>
    </msub>
    <annotation encoding="StarMath 5.0">V_d</annotation>
  </semantics>
</math>
</file>

<file path=Object 14/content.xml><?xml version="1.0" encoding="utf-8"?>
<math xmlns="http://www.w3.org/1998/Math/MathML" display="block">
  <semantics>
    <msub>
      <mi>V</mi>
      <mi>q</mi>
    </msub>
    <annotation encoding="StarMath 5.0">V_q</annotation>
  </semantics>
</math>
</file>

<file path=Object 15/content.xml><?xml version="1.0" encoding="utf-8"?>
<math xmlns="http://www.w3.org/1998/Math/MathML" display="block">
  <semantics>
    <msub>
      <mi>i</mi>
      <mi>d</mi>
    </msub>
    <annotation encoding="StarMath 5.0">i_d</annotation>
  </semantics>
</math>
</file>

<file path=Object 16/content.xml><?xml version="1.0" encoding="utf-8"?>
<math xmlns="http://www.w3.org/1998/Math/MathML" display="block">
  <semantics>
    <msub>
      <mi>i</mi>
      <mi>q</mi>
    </msub>
    <annotation encoding="StarMath 5.0">i_q</annotation>
  </semantics>
</math>
</file>

<file path=Object 17/content.xml><?xml version="1.0" encoding="utf-8"?>
<math xmlns="http://www.w3.org/1998/Math/MathML" display="block">
  <semantics>
    <mi>θ</mi>
    <annotation encoding="StarMath 5.0">%theta</annotation>
  </semantics>
</math>
</file>

<file path=Object 18/content.xml><?xml version="1.0" encoding="utf-8"?>
<math xmlns="http://www.w3.org/1998/Math/MathML" display="block">
  <semantics>
    <mrow>
      <mi mathvariant="italic">Desired</mi>
      <msub>
        <mi>i</mi>
        <mi>q</mi>
      </msub>
    </mrow>
    <annotation encoding="StarMath 5.0">Desired i_q</annotation>
  </semantics>
</math>
</file>

<file path=Object 2/content.xml><?xml version="1.0" encoding="utf-8"?>
<math xmlns="http://www.w3.org/1998/Math/MathML" display="block">
  <semantics>
    <msub>
      <mi>i</mi>
      <mi>α</mi>
    </msub>
    <annotation encoding="StarMath 5.0">i_%alpha</annotation>
  </semantics>
</math>
</file>

<file path=Object 3/content.xml><?xml version="1.0" encoding="utf-8"?>
<math xmlns="http://www.w3.org/1998/Math/MathML" display="block">
  <semantics>
    <msub>
      <mi>i</mi>
      <mi>u</mi>
    </msub>
    <annotation encoding="StarMath 5.0">i_u</annotation>
  </semantics>
</math>
</file>

<file path=Object 4/content.xml><?xml version="1.0" encoding="utf-8"?>
<math xmlns="http://www.w3.org/1998/Math/MathML" display="block">
  <semantics>
    <msub>
      <mi>i</mi>
      <mi>v</mi>
    </msub>
    <annotation encoding="StarMath 5.0">i_v
</annotation>
  </semantics>
</math>
</file>

<file path=Object 5/content.xml><?xml version="1.0" encoding="utf-8"?>
<math xmlns="http://www.w3.org/1998/Math/MathML" display="block">
  <semantics>
    <mrow>
      <msub>
        <mi>i</mi>
        <mi>w</mi>
      </msub>
      <mo stretchy="false">=</mo>
      <mrow>
        <mrow>
          <mo stretchy="false">−</mo>
          <msub>
            <mi>i</mi>
            <mi>u</mi>
          </msub>
        </mrow>
        <mo stretchy="false">−</mo>
        <msub>
          <mi>i</mi>
          <mi>v</mi>
        </msub>
      </mrow>
    </mrow>
    <annotation encoding="StarMath 5.0">i_w=-i_u-i_v</annotation>
  </semantics>
</math>
</file>

<file path=Object 6/content.xml><?xml version="1.0" encoding="utf-8"?>
<math xmlns="http://www.w3.org/1998/Math/MathML" display="block">
  <semantics>
    <msub>
      <mi>V</mi>
      <mi>α</mi>
    </msub>
    <annotation encoding="StarMath 5.0">V_%alpha</annotation>
  </semantics>
</math>
</file>

<file path=Object 7/content.xml><?xml version="1.0" encoding="utf-8"?>
<math xmlns="http://www.w3.org/1998/Math/MathML" display="block">
  <semantics>
    <msub>
      <mi>V</mi>
      <mi>β</mi>
    </msub>
    <annotation encoding="StarMath 5.0">V_%beta</annotation>
  </semantics>
</math>
</file>

<file path=Object 8/content.xml><?xml version="1.0" encoding="utf-8"?>
<math xmlns="http://www.w3.org/1998/Math/MathML" display="block">
  <semantics>
    <mrow>
      <mi>α</mi>
      <mi>β</mi>
      <mo stretchy="false">←</mo>
      <mi>u</mi>
      <mi>v</mi>
      <mi>w</mi>
    </mrow>
    <annotation encoding="StarMath 5.0">%alpha %beta &lt;- u v w</annotation>
  </semantics>
</math>
</file>

<file path=Object 9/content.xml><?xml version="1.0" encoding="utf-8"?>
<math xmlns="http://www.w3.org/1998/Math/MathML" display="block">
  <semantics>
    <mrow>
      <mi>d</mi>
      <mi>q</mi>
      <mo stretchy="false">←</mo>
      <mi>α</mi>
      <mi>β</mi>
    </mrow>
    <annotation encoding="StarMath 5.0">d q &lt;- %alpha %beta</annotation>
  </semantics>
</math>
</file>